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1" svg:font-family="'Liberation Serif'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5258" officeooo:paragraph-rsid="000a5258"/>
    </style:style>
    <style:style style:name="P2" style:family="paragraph" style:parent-style-name="Standard">
      <style:paragraph-properties fo:text-align="justify" style:justify-single-word="false"/>
      <style:text-properties officeooo:rsid="0008c6de" officeooo:paragraph-rsid="0008c6de"/>
    </style:style>
    <style:style style:name="P3" style:family="paragraph" style:parent-style-name="Standard">
      <style:paragraph-properties fo:text-align="justify" style:justify-single-word="false"/>
      <style:text-properties officeooo:rsid="0008c6de" officeooo:paragraph-rsid="000c210e"/>
    </style:style>
    <style:style style:name="P4" style:family="paragraph" style:parent-style-name="Standard">
      <style:paragraph-properties fo:text-align="justify" style:justify-single-word="false"/>
      <style:text-properties officeooo:rsid="0008c6de" officeooo:paragraph-rsid="000e7742"/>
    </style:style>
    <style:style style:name="P5" style:family="paragraph" style:parent-style-name="Standard">
      <style:paragraph-properties fo:text-align="justify" style:justify-single-word="false"/>
      <style:text-properties officeooo:rsid="0008c6de" officeooo:paragraph-rsid="000f3e03"/>
    </style:style>
    <style:style style:name="P6" style:family="paragraph" style:parent-style-name="Standard">
      <style:paragraph-properties fo:text-align="justify" style:justify-single-word="false"/>
      <style:text-properties officeooo:rsid="0008c6de" officeooo:paragraph-rsid="00155a1a"/>
    </style:style>
    <style:style style:name="P7" style:family="paragraph" style:parent-style-name="Standard">
      <style:paragraph-properties fo:text-align="justify" style:justify-single-word="false"/>
      <style:text-properties officeooo:rsid="00155a1a" officeooo:paragraph-rsid="00155a1a"/>
    </style:style>
    <style:style style:name="P8" style:family="paragraph" style:parent-style-name="Standard">
      <style:paragraph-properties fo:text-align="justify" style:justify-single-word="false"/>
      <style:text-properties officeooo:rsid="000c210e" officeooo:paragraph-rsid="000c210e"/>
    </style:style>
    <style:style style:name="P9" style:family="paragraph" style:parent-style-name="Standard">
      <style:paragraph-properties fo:text-align="justify" style:justify-single-word="false"/>
      <style:text-properties officeooo:rsid="000c94d1" officeooo:paragraph-rsid="000c94d1"/>
    </style:style>
    <style:style style:name="P10" style:family="paragraph" style:parent-style-name="Standard">
      <style:paragraph-properties fo:text-align="justify" style:justify-single-word="false"/>
      <style:text-properties officeooo:rsid="000e7742" officeooo:paragraph-rsid="000e7742"/>
    </style:style>
    <style:style style:name="P11" style:family="paragraph" style:parent-style-name="Standard">
      <style:paragraph-properties fo:text-align="justify" style:justify-single-word="false"/>
      <style:text-properties officeooo:rsid="000f3e03" officeooo:paragraph-rsid="000f3e03"/>
    </style:style>
    <style:style style:name="P12" style:family="paragraph" style:parent-style-name="Standard">
      <style:paragraph-properties fo:text-align="justify" style:justify-single-word="false"/>
      <style:text-properties officeooo:rsid="000f3e03" officeooo:paragraph-rsid="00108145"/>
    </style:style>
    <style:style style:name="P13" style:family="paragraph" style:parent-style-name="Standard">
      <style:paragraph-properties fo:text-align="justify" style:justify-single-word="false"/>
      <style:text-properties officeooo:paragraph-rsid="000f3e03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28be5" officeooo:paragraph-rsid="00128be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c6de" officeooo:paragraph-rsid="0008c6d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c210e" officeooo:paragraph-rsid="0008c6de" style:font-weight-asian="bold" style:font-weight-complex="bold"/>
    </style:style>
    <style:style style:name="P17" style:family="paragraph" style:parent-style-name="Footnote">
      <style:text-properties officeooo:rsid="0008c6de" officeooo:paragraph-rsid="0008c6de"/>
    </style:style>
    <style:style style:name="P18" style:family="paragraph" style:parent-style-name="Footnote">
      <style:text-properties officeooo:rsid="000a5258" officeooo:paragraph-rsid="000a5258"/>
    </style:style>
    <style:style style:name="P19" style:family="paragraph" style:parent-style-name="Footnote">
      <style:paragraph-properties fo:text-align="justify" style:justify-single-word="false"/>
      <style:text-properties officeooo:rsid="000c210e" officeooo:paragraph-rsid="000c210e"/>
    </style:style>
    <style:style style:name="P20" style:family="paragraph" style:parent-style-name="Footnote">
      <style:text-properties officeooo:rsid="000c94d1" officeooo:paragraph-rsid="000c94d1"/>
    </style:style>
    <style:style style:name="P21" style:family="paragraph" style:parent-style-name="Footnote">
      <style:paragraph-properties fo:text-align="justify" style:justify-single-word="false"/>
      <style:text-properties style:font-name="Liberation Serif1" fo:font-size="10pt" officeooo:paragraph-rsid="000c94d1" style:font-size-asian="10pt" style:font-size-complex="10pt"/>
    </style:style>
    <style:style style:name="P22" style:family="paragraph" style:parent-style-name="Footnote">
      <style:text-properties fo:font-size="10pt" officeooo:paragraph-rsid="000c94d1" style:font-size-asian="10pt" style:font-size-complex="10pt"/>
    </style:style>
    <style:style style:name="P23" style:family="paragraph" style:parent-style-name="Footnote">
      <style:text-properties officeooo:rsid="000e7742" officeooo:paragraph-rsid="000e7742"/>
    </style:style>
    <style:style style:name="P24" style:family="paragraph" style:parent-style-name="Footnote">
      <style:text-properties officeooo:rsid="000f3e03" officeooo:paragraph-rsid="000f3e03"/>
    </style:style>
    <style:style style:name="P25" style:family="paragraph" style:parent-style-name="Footnote">
      <style:paragraph-properties fo:text-align="justify" style:justify-single-word="false"/>
      <style:text-properties officeooo:rsid="000f3e03" officeooo:paragraph-rsid="000f3e03"/>
    </style:style>
    <style:style style:name="P26" style:family="paragraph" style:parent-style-name="Footnote">
      <style:text-properties officeooo:rsid="00108145" officeooo:paragraph-rsid="00108145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0c210e" officeooo:paragraph-rsid="000c210e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c210e" officeooo:paragraph-rsid="00147c1c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8c6de" officeooo:paragraph-rsid="0008c6de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08c6de" officeooo:paragraph-rsid="000a5258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155a1a" officeooo:paragraph-rsid="00155a1a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28be5" officeooo:paragraph-rsid="00128be5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8350d" officeooo:paragraph-rsid="0018350d" style:font-weight-asian="bold" style:font-weight-complex="bold"/>
    </style:style>
    <style:style style:name="T1" style:family="text">
      <style:text-properties officeooo:rsid="000c210e"/>
    </style:style>
    <style:style style:name="T2" style:family="text">
      <style:text-properties officeooo:rsid="000a5258"/>
    </style:style>
    <style:style style:name="T3" style:family="text">
      <style:text-properties officeooo:rsid="0008c6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1" fo:font-size="12pt" style:font-size-asian="12pt" style:font-size-complex="12pt"/>
    </style:style>
    <style:style style:name="T6" style:family="text">
      <style:text-properties style:font-name="Liberation Serif1" fo:font-size="12pt" officeooo:rsid="000c94d1" style:font-size-asian="12pt" style:font-size-complex="12pt"/>
    </style:style>
    <style:style style:name="T7" style:family="text">
      <style:text-properties style:font-name="Liberation Serif1" fo:font-size="12pt" officeooo:rsid="000f3e03" style:font-size-asian="12pt" style:font-size-complex="12pt"/>
    </style:style>
    <style:style style:name="T8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erif1" fo:font-size="12pt" fo:font-style="italic" officeooo:rsid="000f3e03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1d2129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1d2129" style:text-line-through-style="none" style:text-line-through-type="none" style:font-name="Liberation Serif1" fo:font-size="12pt" fo:font-style="normal" style:text-underline-style="none" fo:font-weight="normal" officeooo:rsid="000a5258" style:text-blinking="false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1d2129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1d2129" style:text-line-through-style="none" style:text-line-through-type="none" style:font-name="Liberation Serif1" fo:font-size="12pt" fo:font-style="normal" style:text-underline-style="none" fo:font-weight="bold" officeooo:rsid="000a5258" style:text-blinking="false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1d2129" style:text-line-through-style="none" style:text-line-through-type="none" style:font-name="Liberation Serif1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0c94d1"/>
    </style:style>
    <style:style style:name="T17" style:family="text">
      <style:text-properties officeooo:rsid="000e7742"/>
    </style:style>
    <style:style style:name="T18" style:family="text">
      <style:text-properties officeooo:rsid="000f3e03"/>
    </style:style>
    <style:style style:name="T19" style:family="text">
      <style:text-properties officeooo:rsid="00108145"/>
    </style:style>
    <style:style style:name="T20" style:family="text">
      <style:text-properties officeooo:rsid="00128be5"/>
    </style:style>
    <style:style style:name="T21" style:family="text">
      <style:text-properties officeooo:rsid="00147c1c"/>
    </style:style>
    <style:style style:name="T22" style:family="text">
      <style:text-properties officeooo:rsid="00155a1a"/>
    </style:style>
    <style:style style:name="T23" style:family="text">
      <style:text-properties officeooo:rsid="00169499"/>
    </style:style>
    <style:style style:name="T24" style:family="text">
      <style:text-properties officeooo:rsid="00183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GETTO <text:span text:style-name="T24">SOFTWARE LIBERO </text:span></text:p>
      <text:p text:style-name="P33">Monitoraggio Civico Uso e Riuso</text:p>
      <text:p text:style-name="P15"/>
      <text:p text:style-name="P14">Azione</text:p>
      <text:p text:style-name="P3"><text:span text:style-name="T2">Attivare</text:span> un’<text:span text:style-name="T2">iniziativa</text:span> comunitaria multi-stakeholder <text:span text:style-name="T1">con lo scopo di g</text:span>enerare un gruppo di attivismo dal basso che <text:span text:style-name="T2">formulando r</text:span><text:span text:style-name="T10">ichiest</text:span><text:span text:style-name="T11">e</text:span><text:span text:style-name="T10"> di accesso </text:span><text:span text:style-name="T12">generalizzato</text:span><text:span text:style-name="T14"> </text:span><text:span text:style-name="T10">ai documenti, dati e informazioni non soggetti a obbligo di pubblicazione ai sensi dell’art. 5, comma 2 e ss. del D.Lgs. n. 33/2013</text:span><text:span text:style-name="T10"><text:note text:id="ftn1" text:note-class="footnote"><text:note-citation>1</text:note-citation><text:note-body><text:p text:style-name="P18">Vedi <text:a xlink:type="simple" xlink:href="https://www.normattiva.it/uri-res/N2Ls?urn:nir:stato:decreto.legislativo:2013-03-14;33!vig" text:style-name="Internet_20_link" text:visited-style-name="Visited_20_Internet_20_Link">https://www.normattiva.it/uri-res/N2Ls?urn:nir:stato:decreto.legislativo:2013-03-14;33!vig</text:a>= </text:p></text:note-body></text:note></text:span><text:span text:style-name="T10"> </text:span><text:span text:style-name="T11">(di seguito </text:span><text:span text:style-name="T13">FOIA</text:span><text:span text:style-name="T11">”)</text:span>, permetta di monitorare il rispetto degli artt. 68 e 69 del D. Lgs. 82/2005<text:note text:id="ftn2" text:note-class="footnote"><text:note-citation>2</text:note-citation><text:note-body><text:p text:style-name="P17">Vedi <text:a xlink:type="simple" xlink:href="https://www.normattiva.it/uri-res/N2Ls?urn:nir:stato:decreto.legislativo:2005-03-07;82!vig" text:style-name="Internet_20_link" text:visited-style-name="Visited_20_Internet_20_Link">https://www.normattiva.it/uri-res/N2Ls?urn:nir:stato:decreto.legislativo:2005-03-07;82!vig</text:a>= </text:p></text:note-body></text:note> (di seguito “CAD”) e delle “Linee <text:span text:style-name="T5">guida su acquisizione e riuso di software per le pubbliche amministrazioni”</text:span><text:span text:style-name="T5"><text:note text:id="ftn3" text:note-class="footnote"><text:note-citation>3</text:note-citation><text:note-body><text:p text:style-name="P17">Vedi <text:a xlink:type="simple" xlink:href="https://www.agid.gov.it/sites/default/files/repository_files/lg-acquisizione-e-riuso-software-per-pa-docs_pubblicata.pdf" text:style-name="Internet_20_link" text:visited-style-name="Visited_20_Internet_20_Link">https://www.agid.gov.it/sites/default/files/repository_files/lg-acquisizione-e-riuso-software-per-pa-docs_pubblicata.pdf</text:a> </text:p></text:note-body></text:note></text:span><text:span text:style-name="T5"> (di seguito “</text:span><text:span text:style-name="T8">Linee Guida</text:span><text:span text:style-name="T5">”) e, nei casi di violazione delle norme con chiara conseguenza di danno all’erario, </text:span>intervenga con esposti alla Corte dei Conti.</text:p>
      <text:p text:style-name="P2"/>
      <text:p text:style-name="P15">Cosa fare</text:p>
      <text:p text:style-name="P1">Per <text:span text:style-name="T20">costruire l’azione</text:span>, <text:span text:style-name="T20">occorre</text:span>:</text:p>
      <text:p text:style-name="P1"/>
      <text:p text:style-name="P1">a) realizzare un sito dell’iniziativa di <text:span text:style-name="T3">call to action con un brand/nome indipendente, sotto il quale </text:span>raccogliere<text:span text:style-name="T3"> il supporto-firma-endorsement d</text:span>el<text:span text:style-name="T3">le organizzazioni italiane interessate</text:span><text:span text:style-name="T3"><text:note text:id="ftn4" text:note-class="footnote"><text:note-citation>4</text:note-citation><text:note-body><text:p text:style-name="P19">Per esempio, <text:span text:style-name="T15">Wikimedia Italia, AsSoLi, Copernicani, Hermes, Linux Society, Copernicani, altre organizzazioni firmatarie dell’iniziativa Public Money for Public Code, ecc.</text:span></text:p></text:note-body></text:note></text:span><text:span text:style-name="T3"> </text:span>e che pubblica</text:p>
      <text:list xml:id="list2942238975" text:style-name="L1">
        <text:list-item>
          <text:p text:style-name="P29"><text:span text:style-name="T2">un </text:span>documento con informazione semplificata per tecnici e attivisti sugli obblighi previsti dagli artt. 68 e 69 CAD e dalle Linee Guida e <text:span text:style-name="T2">su </text:span>come dovrebbe comportarsi una PA;</text:p>
        </text:list-item>
        <text:list-item>
          <text:p text:style-name="P29"><text:span text:style-name="T21">una pagina con </text:span>spiegazione semplificata <text:span text:style-name="T2">su</text:span> come monitorare se una PA ha rispettato <text:span text:style-name="T1">gli obblighi di valutazione comparativa e di preferenza per il software libero ai sensi dell’art. 68 del CAD (con template di istanze FOIA, tipologie di documenti da richiedere e analizzare, ecc.);</text:span></text:p>
        </text:list-item>
        <text:list-item>
          <text:p text:style-name="P30"><text:span text:style-name="T21">una pagina con </text:span>spiegazione semplificata <text:span text:style-name="T2">su</text:span> come <text:span text:style-name="T2">richiedere a una</text:span> PA <text:span text:style-name="T2">di distribuire un programma con licenza di software libero ai sensi dell’art. 69 del CAD (con template di istanze FOIA e/o di richieste ai sensi dell’art 69, co. 2, del CAD, ecc.);</text:span></text:p>
        </text:list-item>
        <text:list-item>
          <text:p text:style-name="P29"><text:span text:style-name="T21">una pagina con</text:span> spiegazione semplificata <text:span text:style-name="T2">su</text:span> come <text:span text:style-name="T2">valutare se sussiste un danno erariale e su come inviare un esposto alla Corte dei Conti (con template di esposti e istruzioni);</text:span></text:p>
        </text:list-item>
      </text:list>
      <text:p text:style-name="P2"/>
      <text:p text:style-name="P7">b) <text:span text:style-name="T23">r</text:span>ealizzare strumenti comunitari di progetto</text:p>
      <text:list xml:id="list143958668804719" text:continue-numbering="true" text:style-name="L1">
        <text:list-item>
          <text:p text:style-name="P31">una chat aperta <text:span text:style-name="T23">a</text:span> tutti gli attivisti civici che vogliano partecipare;</text:p>
        </text:list-item>
        <text:list-item>
          <text:p text:style-name="P31">un <text:span text:style-name="T23">f</text:span>orum su cui pubblicare tutte le richieste f<text:span text:style-name="T23">ormula</text:span>te, <text:span text:style-name="T23">le </text:span>analisi di s<text:span text:style-name="T23">pecifici</text:span> bandi/forniture <text:span text:style-name="T23">realizzate</text:span> in modo collaborativo, così da consentire <text:span text:style-name="T23">la </text:span>partecipazione e <text:span text:style-name="T23">la </text:span>pubblicazione in un flusso unificato;</text:p>
        </text:list-item>
      </text:list>
      <text:p text:style-name="P6"/>
      <text:p text:style-name="P1"><text:span text:style-name="T22">c</text:span>) incaricare e dotare delle risorse necessarie un community manager d<text:span text:style-name="T23">i</text:span> progetto <text:span text:style-name="T1">ed incaricarlo di</text:span></text:p>
      <text:list xml:id="list420950117" text:style-name="L2">
        <text:list-item>
          <text:p text:style-name="P27">contattare le organizzazioni interessate a supportare il progetto;</text:p>
        </text:list-item>
        <text:list-item>
          <text:p text:style-name="P27">diffondere il progetto nei media e nei social;</text:p>
        </text:list-item>
        <text:list-item>
          <text:p text:style-name="P28">supportare tecnici ed attivisti;</text:p>
        </text:list-item>
        <text:list-item>
          <text:p text:style-name="P28"><text:span text:style-name="T21">individuare come migliorare il contenuto del sito</text:span>.</text:p>
        </text:list-item>
      </text:list>
      <text:p text:style-name="P2"/>
      <text:p text:style-name="P16">Il contesto</text:p>
      <text:p text:style-name="P8">L’obbligo di valutazione comparativa è previsto all’art. 68 del CAD <text:span text:style-name="T21">sin </text:span>dalla sua prima versione <text:span text:style-name="T21">del 2005</text:span><text:note text:id="ftn5" text:note-class="footnote"><text:note-citation>5</text:note-citation><text:note-body><text:p text:style-name="P19">E, prima dell’em<text:span text:style-name="T16">a</text:span>nazione del CAD, era previsto nella Direttiva <text:span text:style-name="T16">19 dicembre 2003 del Ministro per l’innovazione e le tecnologie.</text:span></text:p></text:note-body></text:note>.</text:p>
      <text:p text:style-name="P9"><text:soft-page-break/>La preferenza per il software libero venne introdotta all’art. 68 <text:span text:style-name="T21">del CAD </text:span>nel 2012<text:note text:id="ftn6" text:note-class="footnote"><text:note-citation>6</text:note-citation><text:note-body><text:p text:style-name="P21"><text:span text:style-name="T16">Con </text:span>art. 22, co. 10, Decreto-Legge 22 giugno 2012, n. 83 convertito con modificazioni dalla L. 7 agosto 2012, n. 134.</text:p></text:note-body></text:note> e l’obbligo di distribuire il software sviluppato dalla PA (o su specifiche di questa) venne introdotto nell’art. 69 del CAD nel 2016<text:note text:id="ftn7" text:note-class="footnote"><text:note-citation>7</text:note-citation><text:note-body><text:p text:style-name="P22"><text:span text:style-name="T16">C</text:span>on art. 54, comma 1, del D. Lgs. 26 agosto 2016, n. 179.</text:p></text:note-body></text:note>.</text:p>
      <text:p text:style-name="P9">Le Linee Guida sono state pubblicate il 9 maggio 2019.</text:p>
      <text:p text:style-name="P9">Il quadro normativo attuale pone l’Italia in una posizione di primato a livello mondiale.</text:p>
      <text:p text:style-name="P9">Ciò nonostante, l’attuazione di queste norme è stata lacunosa sin dal 2003.</text:p>
      <text:p text:style-name="P4"><text:span text:style-name="T16">Nel 2006 l’Associazione per il Software Libero propose un ricorso al TAR del Lazio per l’annullamento di una gara del Ministero del Lavoro e delle Politiche Sociali</text:span><text:span text:style-name="T16"><text:note text:id="ftn8" text:note-class="footnote"><text:note-citation>8</text:note-citation><text:note-body><text:p text:style-name="P20">Ricorso n. 3838 del 2006.</text:p></text:note-body></text:note></text:span><text:span text:style-name="T16"> avente ad oggetto l’acquisto di software Microsoft senza che fosse stata preventivamente realizzata una valutazione comparativa.</text:span></text:p>
      <text:p text:style-name="P9">La sentenza che concluse il processo<text:note text:id="ftn9" text:note-class="footnote"><text:note-citation>9</text:note-citation><text:note-body><text:p text:style-name="P23">Sentenza n. 2809/2007.</text:p></text:note-body></text:note> accertò l’obbligo <text:span text:style-name="T21">per le PA </text:span>di eseguire la valutazione comparativa <text:span text:style-name="T21">ai sensi dell’art. 68 del CAD</text:span>.</text:p>
      <text:p text:style-name="P9">Nel 2010 l’Associazione per il Software Libero propose un ricorso al TAR di Bolzano <text:span text:style-name="T17">per l’annullamento di una gara della Provincia Autonoma di Bolzano</text:span><text:span text:style-name="T17"><text:note text:id="ftn10" text:note-class="footnote"><text:note-citation>10</text:note-citation><text:note-body><text:p text:style-name="P23">Ricorso 18<text:span text:style-name="T18">0</text:span>/2010.</text:p></text:note-body></text:note></text:span><text:span text:style-name="T17"> avente ad oggetto l’acquisto di software Microsoft.</text:span></text:p>
      <text:p text:style-name="P10">La sentenza che concluse il processo<text:note text:id="ftn11" text:note-class="footnote"><text:note-citation>11</text:note-citation><text:note-body><text:p text:style-name="P23">Sentenza n. <text:span text:style-name="T18">188/2012.</text:span></text:p></text:note-body></text:note> respinse il ricorso ritenendo sufficientemente soddisfatto il requisito di cui all’art. 68 del CAD in presenza di scarni elementi idonei a dar atto del fatto che fosse stata realizzata una generica “valutazione comparativa”.</text:p>
      <text:p text:style-name="P13"><text:span text:style-name="T18">Successivamente, AGID emanava la </text:span><text:span text:style-name="T7">Circolare 6 dicembre 2013 n. 63 “</text:span><text:span text:style-name="T5">Linee guida per la valutazione comparativa prevista dall’art. 68 del D.Lgs. 7 marzo 2005, n. 82 “Codice dell’Amministrazione digitale””</text:span><text:span text:style-name="T18"><text:note text:id="ftn12" text:note-class="footnote"><text:note-citation>12</text:note-citation><text:note-body><text:p text:style-name="P24">Vedi <text:a xlink:type="simple" xlink:href="https://www.agid.gov.it/sites/default/files/repository_files/linee_guida/circolare_agid_63-2013_linee_guida_art_68_del_cad_ver_13_b.pdf" text:style-name="Internet_20_link" text:visited-style-name="Visited_20_Internet_20_Link">https://www.agid.gov.it/sites/default/files/repository_files/linee_guida/circolare_agid_63-2013_linee_guida_art_68_del_cad_ver_13_b.pdf</text:a> </text:p></text:note-body></text:note></text:span><text:span text:style-name="T18"> che forniva indicazioni su come realizzare la valutazione comparativa ai sensi dell’art. 68 del CAD.</text:span></text:p>
      <text:p text:style-name="P2"><text:span text:style-name="T18">Con l’emanazione delle Linee Guida la suddetta circolare è stata</text:span> abrogata <text:span text:style-name="T18">e le indicazioni da seguire per realizzare la valutazione comparativa ai sensi dell’art. 68 del CAD e distribuire software con licenza di software libero ai sensi dell’art. 69 del CAD sono oggi contenute nelle Linee Guida emanate il 9 maggio 2019</text:span>.</text:p>
      <text:p text:style-name="P2"><text:span text:style-name="T18">Anche se sono un documento molto interessante, le nuove Linee Guida non sono uno strumento</text:span> <text:span text:style-name="T18">perfetto </text:span>sul piano pratico: non <text:span text:style-name="T18">esiste</text:span> <text:span text:style-name="T18">ancora </text:span>un template <text:span text:style-name="T18">da seguire per realizzare la valutazione comparativa </text:span>ed è facile, <text:span text:style-name="T18">volendo,</text:span> eludere la preferenza per il software libero <text:span text:style-name="T18">costruendo opportunamente “</text:span>a tavolino” <text:span text:style-name="T18">la valutazione</text:span><text:span text:style-name="T18"><text:note text:id="ftn13" text:note-class="footnote"><text:note-citation>13</text:note-citation><text:note-body><text:p text:style-name="P25">Per es., operando sui vincoli temporali e/o di budget, sull’orizzonte temporale e/o sul perimetro di valutazione, ecc.</text:p></text:note-body></text:note></text:span>.</text:p>
      <text:p text:style-name="P2"><text:span text:style-name="T18">Ci sono però diverse </text:span>PA <text:span text:style-name="T18">che già </text:span>u<text:span text:style-name="T18">tilizzano dei</text:span> template.</text:p>
      <text:p text:style-name="P11">Ci si può aspettare che, con il tempo e conseguendo trasparenza sulle <text:span text:style-name="T21">pratiche</text:span> delle diverse PA, da una parte, si potranno valorizzare le condotte più virtuose e diffondere le buone pratiche, dall’altra, si potrà gettare luce sulle condotte <text:span text:style-name="T21">meno corrette</text:span> e scoraggiare le pratiche meno vantaggiose per il bene comune.</text:p>
      <text:p text:style-name="P11">Un ulteriore problema è costituito dall’insoddisfacente quadro normativo che stabilisce incentivi e sanzioni per l’attuazione de<text:span text:style-name="T21">gli artt. 68 e 69 del CAD e delle Linee Guida</text:span>.</text:p>
      <text:p text:style-name="P5"><text:span text:style-name="T18">L</text:span>'art. <text:span text:style-name="T5">12, co. 1-ter </text:span><text:span text:style-name="T6">del CAD </text:span><text:span text:style-name="T7">stabilisce che</text:span><text:span text:style-name="T6"> l’attuazione del</text:span><text:span text:style-name="T7">le norme del</text:span><text:span text:style-name="T6"> CAD costituisce parametro di valutazione delle performance dirigenziali: </text:span><text:span text:style-name="T7">l’attuazione degli artt. 68 e 69 del CAD è un </text:span><text:span text:style-name="T9">de cuius</text:span><text:span text:style-name="T7"> di queste</text:span><text:span text:style-name="T6">.</text:span></text:p>
      <text:p text:style-name="P11">Il quadro sanzionatorio è invece insoddisfacente, soprattutto perché <text:span text:style-name="T3">i soggetti preposti a controllare e sanzionare (</text:span>la <text:span text:style-name="T3">Corte dei Conti e </text:span>l’<text:span text:style-name="T3">ANAC) hanno scarsa cultura sul tema.</text:span></text:p>
      <text:p text:style-name="P12"><text:soft-page-break/>Si può però sperare che le cose possano migliorare in futuro considerando che l’<text:span text:style-name="T3">ANAC ha </text:span>sottoscritto <text:span text:style-name="T19">con AGID </text:span>un protocollo d’intesa sulla contrattualistica pubblica per le forniture informatiche<text:span text:style-name="T3"><text:note text:id="ftn14" text:note-class="footnote"><text:note-citation>14</text:note-citation><text:note-body><text:p text:style-name="P26">Vedi <text:a xlink:type="simple" xlink:href="https://www.agid.gov.it/it/agenzia/stampa-e-comunicazione/notizie/2016/05/02/anac-agid-vigilanza-sui-contratti-pubblici-beni-servizi-ict" text:style-name="Internet_20_link" text:visited-style-name="Visited_20_Internet_20_Link">https://www.agid.gov.it/it/agenzia/stampa-e-comunicazione/notizie/2016/05/02/anac-agid-vigilanza-sui-contratti-pubblici-beni-servizi-ict</text:a> </text:p></text:note-body></text:note></text:span><text:span text:style-name="T3"> e </text:span>la <text:span text:style-name="T3">Corte dei Conti con </text:span>il <text:span text:style-name="T3">Team Digitale</text:span><text:span text:style-name="T3"><text:note text:id="ftn15" text:note-class="footnote"><text:note-citation>15</text:note-citation><text:note-body><text:p text:style-name="P26">Vedi <text:a xlink:type="simple" xlink:href="https://www.agendadigitale.eu/cittadinanza-digitale/pa-digitale-il-senso-del-protocollo-corte-dei-conti-team-digitale-per-linnovazione/" text:style-name="Internet_20_link" text:visited-style-name="Visited_20_Internet_20_Link">https://www.agendadigitale.eu/cittadinanza-digitale/pa-digitale-il-senso-del-protocollo-corte-dei-conti-team-digitale-per-linnovazione/</text:a> </text:p></text:note-body></text:note></text:span><text:span text:style-name="T3"> (ANAC e AGID sono due centri di buona competenza in materia di software libero nella PA).</text:span></text:p>
      <text:p text:style-name="P2"/>
      <text:p text:style-name="P3"><text:span text:style-name="T4">Obiettivo strategico</text:span> </text:p>
      <text:p text:style-name="P3"><text:span text:style-name="T1">A</text:span>ttivare <text:span text:style-name="T1">le parti della PA con più potere di persuasione (in particolare, la </text:span>Corte dei Conti e <text:span text:style-name="T19">l’</text:span>ANAC<text:span text:style-name="T1">)</text:span> a monitorare in modo efficace il <text:span text:style-name="T19">rispetto degli obblighi previsti dagli artt. 68 e 69 del CAD e dalle Linee Guid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1" svg:font-family="'Liberation Serif'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definito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ggetto_20_con_20_ombra" style:display-name="Oggetto con ombra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ggetto_20_senza_20_riempimento" style:display-name="Oggetto senza riempimento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Corpo_20_testo" style:display-name="Corpo testo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/>
    </style:style>
    <style:style style:name="Corpo_20_testo_20_giustificato" style:display-name="Corpo testo giustificato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olo1" style:family="paragraph" style:parent-style-name="Predefinito" style:default-outline-level="">
      <style:paragraph-properties fo:margin-left="0in" fo:margin-right="0in" style:line-height-at-least="0.139in" fo:text-align="center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olo2" style:family="paragraph" style:parent-style-name="Predefinito" style:default-outline-level="">
      <style:paragraph-properties fo:margin-left="0in" fo:margin-right="0in" style:line-height-at-least="0.139in" fo:text-align="center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/>
    </style:style>
    <style:style style:name="Intestazione1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bold" style:font-size-asian="18pt" style:font-style-asian="normal" style:font-weight-asian="bold"/>
    </style:style>
    <style:style style:name="Intestazione2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4pt" fo:font-style="italic" fo:text-shadow="none" style:text-underline-style="none" fo:font-weight="bold" style:font-size-asian="14pt" style:font-style-asian="italic" style:font-weight-asian="bold"/>
    </style:style>
    <style:style style:name="Linea_20_di_20_quotatura" style:display-name="Linea di quotatura" style:family="paragraph" style:parent-style-name="Predefinito" style:default-outline-level="">
      <style:paragraph-properties fo:margin-left="0in" fo:margin-right="0in" style:line-height-at-least="0.139in" fo:text-align="start" style:justify-single-word="false" fo:text-indent="0in" style:auto-text-indent="fals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/>
    </style:style>
    <style:style style:name="prova_7e_LT_7e_Gliederung_20_1" style:display-name="prova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7e_LT_7e_Gliederung_20_2" style:display-name="prova~LT~Gliederung 2" style:family="paragraph" style:parent-style-name="prova_7e_LT_7e_Gliederung_20_1" style:default-outline-level="">
      <style:paragraph-properties fo:margin-left="0.9453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ova_7e_LT_7e_Gliederung_20_3" style:display-name="prova~LT~Gliederung 3" style:family="paragraph" style:parent-style-name="prova_7e_LT_7e_Gliederung_20_2" style:default-outline-level="">
      <style:paragraph-properties fo:margin-left="1.4173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ova_7e_LT_7e_Gliederung_20_4" style:display-name="prova~LT~Gliederung 4" style:family="paragraph" style:parent-style-name="prova_7e_LT_7e_Gliederung_20_3" style:default-outline-level="">
      <style:paragraph-properties fo:margin-left="1.8898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7e_LT_7e_Gliederung_20_5" style:display-name="prova~LT~Gliederung 5" style:family="paragraph" style:parent-style-name="prova_7e_LT_7e_Gliederung_20_4" style:default-outline-level="">
      <style:paragraph-properties fo:margin-left="2.362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7e_LT_7e_Gliederung_20_6" style:display-name="prova~LT~Gliederung 6" style:family="paragraph" style:parent-style-name="prova_7e_LT_7e_Gliederung_20_5" style:default-outline-level="">
      <style:paragraph-properties fo:margin-left="2.834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7e_LT_7e_Gliederung_20_7" style:display-name="prova~LT~Gliederung 7" style:family="paragraph" style:parent-style-name="prova_7e_LT_7e_Gliederung_20_6" style:default-outline-level="">
      <style:paragraph-properties fo:margin-left="3.3071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7e_LT_7e_Gliederung_20_8" style:display-name="prova~LT~Gliederung 8" style:family="paragraph" style:parent-style-name="prova_7e_LT_7e_Gliederung_20_7" style:default-outline-level="">
      <style:paragraph-properties fo:margin-left="3.7799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7e_LT_7e_Gliederung_20_9" style:display-name="prova~LT~Gliederung 9" style:family="paragraph" style:parent-style-name="prova_7e_LT_7e_Gliederung_20_8" style:default-outline-level="">
      <style:paragraph-properties fo:margin-left="4.252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7e_LT_7e_Titel" style:display-name="prov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7e_LT_7e_Untertitel" style:display-name="prova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7e_LT_7e_Notizen" style:display-name="prova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7e_LT_7e_Hintergrundobjekte" style:display-name="prov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ova_7e_LT_7e_Hintergrund" style:display-name="prov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left="0.9453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left="1.4173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left="1.8898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left="2.362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left="2.834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left="3.3071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left="3.7799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left="4.252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.9453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1.4173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1.8898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2.362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2.834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3.3071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3.7799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4.252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finito_7e_LT_7e_Gliederung_20_1" style:display-name="Predefinito~LT~Gliederung 1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508in"/>
          <style:tab-stop style:position="1.6508in"/>
          <style:tab-stop style:position="2.6508in"/>
          <style:tab-stop style:position="3.6508in"/>
          <style:tab-stop style:position="4.6508in"/>
          <style:tab-stop style:position="5.6508in"/>
          <style:tab-stop style:position="6.6508in"/>
          <style:tab-stop style:position="7.6508in"/>
          <style:tab-stop style:position="8.6508in"/>
          <style:tab-stop style:position="9.6508in"/>
          <style:tab-stop style:position="10.6508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9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 style:default-outline-level="">
      <style:paragraph-properties fo:margin-left="0in" fo:margin-right="0in" fo:margin-top="0.0764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Titel" style:display-name="Predefinito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75f55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9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6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Gliederung_20_1" style:display-name="Titolo3~LT~Gliederung 1" style:family="paragraph" style:default-outline-level="">
      <style:paragraph-properties fo:margin-left="0in" fo:margin-right="0in" fo:margin-top="0.1071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508in"/>
          <style:tab-stop style:position="1.6508in"/>
          <style:tab-stop style:position="2.6508in"/>
          <style:tab-stop style:position="3.6508in"/>
          <style:tab-stop style:position="4.6508in"/>
          <style:tab-stop style:position="5.6508in"/>
          <style:tab-stop style:position="6.6508in"/>
          <style:tab-stop style:position="7.6508in"/>
          <style:tab-stop style:position="8.6508in"/>
          <style:tab-stop style:position="9.6508in"/>
          <style:tab-stop style:position="10.6508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9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Gliederung_20_2" style:display-name="Titolo3~LT~Gliederung 2" style:family="paragraph" style:parent-style-name="Titolo3_7e_LT_7e_Gliederung_20_1" style:default-outline-level="">
      <style:paragraph-properties fo:margin-left="0in" fo:margin-right="0in" fo:margin-top="0.0839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olo3_7e_LT_7e_Gliederung_20_3" style:display-name="Titolo3~LT~Gliederung 3" style:family="paragraph" style:parent-style-name="Titolo3_7e_LT_7e_Gliederung_20_2" style:default-outline-level="">
      <style:paragraph-properties fo:margin-left="0in" fo:margin-right="0in" fo:margin-top="0.0764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olo3_7e_LT_7e_Gliederung_20_4" style:display-name="Titolo3~LT~Gliederung 4" style:family="paragraph" style:parent-style-name="Titolo3_7e_LT_7e_Gliederung_20_3" style:default-outline-level="">
      <style:paragraph-properties fo:margin-left="0in" fo:margin-right="0in" fo:margin-top="0.061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3_7e_LT_7e_Gliederung_20_5" style:display-name="Titolo3~LT~Gliederung 5" style:family="paragraph" style:parent-style-name="Titolo3_7e_LT_7e_Gliederung_20_4" style:default-outline-level="">
      <style:paragraph-properties fo:margin-left="0in" fo:margin-right="0in" fo:margin-top="0.061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3_7e_LT_7e_Gliederung_20_6" style:display-name="Titolo3~LT~Gliederung 6" style:family="paragraph" style:parent-style-name="Titolo3_7e_LT_7e_Gliederung_20_5" style:default-outline-level="">
      <style:paragraph-properties fo:margin-left="0in" fo:margin-right="0in" fo:margin-top="0.061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3_7e_LT_7e_Gliederung_20_7" style:display-name="Titolo3~LT~Gliederung 7" style:family="paragraph" style:parent-style-name="Titolo3_7e_LT_7e_Gliederung_20_6" style:default-outline-level="">
      <style:paragraph-properties fo:margin-left="0in" fo:margin-right="0in" fo:margin-top="0.061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3_7e_LT_7e_Gliederung_20_8" style:display-name="Titolo3~LT~Gliederung 8" style:family="paragraph" style:parent-style-name="Titolo3_7e_LT_7e_Gliederung_20_7" style:default-outline-level="">
      <style:paragraph-properties fo:margin-left="0in" fo:margin-right="0in" fo:margin-top="0.061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3_7e_LT_7e_Gliederung_20_9" style:display-name="Titolo3~LT~Gliederung 9" style:family="paragraph" style:parent-style-name="Titolo3_7e_LT_7e_Gliederung_20_8" style:default-outline-level="">
      <style:paragraph-properties fo:margin-left="0in" fo:margin-right="0in" fo:margin-top="0.061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3_7e_LT_7e_Titel" style:display-name="Titolo3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75f55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Untertitel" style:display-name="Titolo3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9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Notizen" style:display-name="Titolo3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Hintergrundobjekte" style:display-name="Titolo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Hintergrund" style:display-name="Titolo3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finito_5f__7e_LT_7e_Gliederung_20_1" style:display-name="Predefinito_~LT~Gliederung 1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508in"/>
          <style:tab-stop style:position="1.6508in"/>
          <style:tab-stop style:position="2.6508in"/>
          <style:tab-stop style:position="3.6508in"/>
          <style:tab-stop style:position="4.6508in"/>
          <style:tab-stop style:position="5.6508in"/>
          <style:tab-stop style:position="6.6508in"/>
          <style:tab-stop style:position="7.6508in"/>
          <style:tab-stop style:position="8.6508in"/>
          <style:tab-stop style:position="9.6508in"/>
          <style:tab-stop style:position="10.6508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9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5f__7e_LT_7e_Gliederung_20_2" style:display-name="Predefinito_~LT~Gliederung 2" style:family="paragraph" style:parent-style-name="Predefinito_5f__7e_LT_7e_Gliederung_20_1" style:default-outline-level="">
      <style:paragraph-properties fo:margin-left="0in" fo:margin-right="0in" fo:margin-top="0.0764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finito_5f__7e_LT_7e_Gliederung_20_3" style:display-name="Predefinito_~LT~Gliederung 3" style:family="paragraph" style:parent-style-name="Predefinito_5f__7e_LT_7e_Gliederung_20_2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finito_5f__7e_LT_7e_Gliederung_20_4" style:display-name="Predefinito_~LT~Gliederung 4" style:family="paragraph" style:parent-style-name="Predefinito_5f__7e_LT_7e_Gliederung_20_3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5f__7e_LT_7e_Gliederung_20_5" style:display-name="Predefinito_~LT~Gliederung 5" style:family="paragraph" style:parent-style-name="Predefinito_5f__7e_LT_7e_Gliederung_20_4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5f__7e_LT_7e_Gliederung_20_6" style:display-name="Predefinito_~LT~Gliederung 6" style:family="paragraph" style:parent-style-name="Predefinito_5f__7e_LT_7e_Gliederung_20_5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5f__7e_LT_7e_Gliederung_20_7" style:display-name="Predefinito_~LT~Gliederung 7" style:family="paragraph" style:parent-style-name="Predefinito_5f__7e_LT_7e_Gliederung_20_6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5f__7e_LT_7e_Gliederung_20_8" style:display-name="Predefinito_~LT~Gliederung 8" style:family="paragraph" style:parent-style-name="Predefinito_5f__7e_LT_7e_Gliederung_20_7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5f__7e_LT_7e_Gliederung_20_9" style:display-name="Predefinito_~LT~Gliederung 9" style:family="paragraph" style:parent-style-name="Predefinito_5f__7e_LT_7e_Gliederung_20_8" style:default-outline-level="">
      <style:paragraph-properties fo:margin-left="0in" fo:margin-right="0in" fo:margin-top="0.055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5f__7e_LT_7e_Titel" style:display-name="Predefinito_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75f55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5f__7e_LT_7e_Untertitel" style:display-name="Predefinito_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9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5f__7e_LT_7e_Notizen" style:display-name="Predefinito_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5f__7e_LT_7e_Hintergrundobjekte" style:display-name="Predefinito_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finito_5f__7e_LT_7e_Hintergrund" style:display-name="Predefinito_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ova_5f__7e_LT_7e_Gliederung_20_1" style:display-name="prova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7e_LT_7e_Gliederung_20_2" style:display-name="prova_~LT~Gliederung 2" style:family="paragraph" style:parent-style-name="prova_5f__7e_LT_7e_Gliederung_20_1" style:default-outline-level="">
      <style:paragraph-properties fo:margin-left="0.9437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ova_5f__7e_LT_7e_Gliederung_20_3" style:display-name="prova_~LT~Gliederung 3" style:family="paragraph" style:parent-style-name="prova_5f__7e_LT_7e_Gliederung_20_2" style:default-outline-level="">
      <style:paragraph-properties fo:margin-left="1.4165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ova_5f__7e_LT_7e_Gliederung_20_4" style:display-name="prova_~LT~Gliederung 4" style:family="paragraph" style:parent-style-name="prova_5f__7e_LT_7e_Gliederung_20_3" style:default-outline-level="">
      <style:paragraph-properties fo:margin-left="1.8898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7e_LT_7e_Gliederung_20_5" style:display-name="prova_~LT~Gliederung 5" style:family="paragraph" style:parent-style-name="prova_5f__7e_LT_7e_Gliederung_20_4" style:default-outline-level="">
      <style:paragraph-properties fo:margin-left="2.361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7e_LT_7e_Gliederung_20_6" style:display-name="prova_~LT~Gliederung 6" style:family="paragraph" style:parent-style-name="prova_5f__7e_LT_7e_Gliederung_20_5" style:default-outline-level="">
      <style:paragraph-properties fo:margin-left="2.834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7e_LT_7e_Gliederung_20_7" style:display-name="prova_~LT~Gliederung 7" style:family="paragraph" style:parent-style-name="prova_5f__7e_LT_7e_Gliederung_20_6" style:default-outline-level="">
      <style:paragraph-properties fo:margin-left="3.3063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7e_LT_7e_Gliederung_20_8" style:display-name="prova_~LT~Gliederung 8" style:family="paragraph" style:parent-style-name="prova_5f__7e_LT_7e_Gliederung_20_7" style:default-outline-level="">
      <style:paragraph-properties fo:margin-left="3.7799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7e_LT_7e_Gliederung_20_9" style:display-name="prova_~LT~Gliederung 9" style:family="paragraph" style:parent-style-name="prova_5f__7e_LT_7e_Gliederung_20_8" style:default-outline-level="">
      <style:paragraph-properties fo:margin-left="4.251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7e_LT_7e_Titel" style:display-name="prova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7e_LT_7e_Untertitel" style:display-name="prova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7e_LT_7e_Notizen" style:display-name="prova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7e_LT_7e_Hintergrundobjekte" style:display-name="prova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ova_5f__7e_LT_7e_Hintergrund" style:display-name="prova_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ova_5f__5f__7e_LT_7e_Gliederung_20_1" style:display-name="prova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5f__7e_LT_7e_Gliederung_20_2" style:display-name="prova__~LT~Gliederung 2" style:family="paragraph" style:parent-style-name="prova_5f__5f__7e_LT_7e_Gliederung_20_1" style:default-outline-level="">
      <style:paragraph-properties fo:margin-left="0.9437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ova_5f__5f__7e_LT_7e_Gliederung_20_3" style:display-name="prova__~LT~Gliederung 3" style:family="paragraph" style:parent-style-name="prova_5f__5f__7e_LT_7e_Gliederung_20_2" style:default-outline-level="">
      <style:paragraph-properties fo:margin-left="1.4161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ova_5f__5f__7e_LT_7e_Gliederung_20_4" style:display-name="prova__~LT~Gliederung 4" style:family="paragraph" style:parent-style-name="prova_5f__5f__7e_LT_7e_Gliederung_20_3" style:default-outline-level="">
      <style:paragraph-properties fo:margin-left="1.8898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5f__7e_LT_7e_Gliederung_20_5" style:display-name="prova__~LT~Gliederung 5" style:family="paragraph" style:parent-style-name="prova_5f__5f__7e_LT_7e_Gliederung_20_4" style:default-outline-level="">
      <style:paragraph-properties fo:margin-left="2.3598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5f__7e_LT_7e_Gliederung_20_6" style:display-name="prova__~LT~Gliederung 6" style:family="paragraph" style:parent-style-name="prova_5f__5f__7e_LT_7e_Gliederung_20_5" style:default-outline-level="">
      <style:paragraph-properties fo:margin-left="2.834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5f__7e_LT_7e_Gliederung_20_7" style:display-name="prova__~LT~Gliederung 7" style:family="paragraph" style:parent-style-name="prova_5f__5f__7e_LT_7e_Gliederung_20_6" style:default-outline-level="">
      <style:paragraph-properties fo:margin-left="3.3047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5f__7e_LT_7e_Gliederung_20_8" style:display-name="prova__~LT~Gliederung 8" style:family="paragraph" style:parent-style-name="prova_5f__5f__7e_LT_7e_Gliederung_20_7" style:default-outline-level="">
      <style:paragraph-properties fo:margin-left="3.7799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5f__7e_LT_7e_Gliederung_20_9" style:display-name="prova__~LT~Gliederung 9" style:family="paragraph" style:parent-style-name="prova_5f__5f__7e_LT_7e_Gliederung_20_8" style:default-outline-level="">
      <style:paragraph-properties fo:margin-left="4.2516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ova_5f__5f__7e_LT_7e_Titel" style:display-name="prova_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5f__7e_LT_7e_Untertitel" style:display-name="prova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5f__7e_LT_7e_Notizen" style:display-name="prova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ova_5f__5f__7e_LT_7e_Hintergrundobjekte" style:display-name="prova_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ova_5f__5f__7e_LT_7e_Hintergrund" style:display-name="prova__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C</meta:initial-creator>
    <meta:creation-date>2019-11-26T21:53:32.006967026</meta:creation-date>
    <dc:date>2020-03-10T14:39:56.785639849</dc:date>
    <meta:editing-duration>PT37M24S</meta:editing-duration>
    <meta:editing-cycles>6</meta:editing-cycles>
    <meta:generator>LibreOffice/6.0.5.2$MacOSX_X86_64 LibreOffice_project/54c8cbb85f300ac59db32fe8a675ff7683cd5a16</meta:generator>
    <meta:document-statistic meta:table-count="0" meta:image-count="0" meta:object-count="0" meta:page-count="3" meta:paragraph-count="55" meta:word-count="1112" meta:character-count="7786" meta:non-whitespace-character-count="6731"/>
  </office:meta>
</office:document-meta>
</file>